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2a9" officeooo:paragraph-rsid="000e72a9"/>
    </style:style>
    <style:style style:name="P2" style:family="paragraph" style:parent-style-name="Standard" style:list-style-name="L2">
      <style:text-properties officeooo:rsid="000e72a9" officeooo:paragraph-rsid="000e72a9"/>
    </style:style>
    <style:style style:name="P3" style:family="paragraph" style:parent-style-name="Standard" style:list-style-name="L3">
      <style:text-properties officeooo:rsid="000e72a9" officeooo:paragraph-rsid="000e72a9"/>
    </style:style>
    <style:style style:name="P4" style:family="paragraph" style:parent-style-name="Standard" style:list-style-name="L3">
      <style:text-properties officeooo:rsid="000e72a9" officeooo:paragraph-rsid="00109598"/>
    </style:style>
    <style:style style:name="P5" style:family="paragraph" style:parent-style-name="Standard" style:list-style-name="L3">
      <style:text-properties officeooo:rsid="00109598" officeooo:paragraph-rsid="00109598"/>
    </style:style>
    <style:style style:name="P6" style:family="paragraph" style:parent-style-name="Preformatted_20_Text">
      <style:text-properties officeooo:rsid="000e72a9" officeooo:paragraph-rsid="000e72a9"/>
    </style:style>
    <style:style style:name="P7" style:family="paragraph" style:parent-style-name="Preformatted_20_Text">
      <style:text-properties officeooo:paragraph-rsid="00115e9f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e72a9"/>
    </style:style>
    <style:style style:name="T2" style:family="text">
      <style:text-properties fo:font-weight="bold"/>
    </style:style>
    <style:style style:name="T3" style:family="text">
      <style:text-properties officeooo:rsid="00109598"/>
    </style:style>
    <style:style style:name="T4" style:family="text">
      <style:text-properties style:font-name="Liberation Mono" fo:font-size="10pt" officeooo:rsid="000e72a9" style:font-name-asian="Nimbus Mono L" style:font-size-asian="10pt" style:font-name-complex="Liberation Mono" style:font-size-complex="10pt"/>
    </style:style>
    <style:style style:name="T5" style:family="text">
      <style:text-properties officeooo:rsid="00115e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äjän vuoro</text:p>
      <text:p text:style-name="P1"/>
      <text:list xml:id="list5256035219098141987" text:style-name="L2">
        <text:list-item>
          <text:p text:style-name="P2">komennon parsinta koordinaateiksi (x ja y)</text:p>
        </text:list-item>
        <text:list-item>
          <text:p text:style-name="P2">koordinaateissa olevan nappulan tunnistus (tai virheilmoitus)</text:p>
        </text:list-item>
        <text:list-item>
          <text:p text:style-name="P2">nappulan mukainen metodi tarkistaa, voiko siirron tehdä</text:p>
          <text:list>
            <text:list-item>
              <text:p text:style-name="P2">tässä ehkä pelkkä tarkistusmetodi?</text:p>
            </text:list-item>
            <text:list-item>
              <text:p text:style-name="P2">Esim. voisiko jotenkin käyttää tietokoneen vuoron mahdolliset siirrot -metodia, eli jos käyttäjän siirto on siellä joukossa, niin ok?</text:p>
            </text:list-item>
          </text:list>
        </text:list-item>
        <text:list-item>
          <text:p text:style-name="P2">jos voi, päivitetään pelitilannetaulukko</text:p>
        </text:list-item>
      </text:list>
      <text:p text:style-name="P1"/>
      <text:p text:style-name="P1">Tietokoneen vuoro</text:p>
      <text:p text:style-name="P1"/>
      <text:list xml:id="list3032266031659927163" text:style-name="L3">
        <text:list-item>
          <text:p text:style-name="P4">Minimaxin sisällä kommentin kohdassa: käydään kukin laudalla oleva tietokoneen nappula läpi</text:p>
          <text:list>
            <text:list-item>
              <text:p text:style-name="P3">generoidaan nappula nappulalta mahdolliset siirrot</text:p>
              <text:list>
                <text:list-item>
                  <text:p text:style-name="P3">kullakin nappulalla on metodi, joka palauttaa mahdolliset siirrot jotenkin</text:p>
                  <text:list>
                    <text:list-item>
                      <text:p text:style-name="P5">mahdollinen siirto -olio esim. Treesetissä, <text:span text:style-name="T5">jossa koordinaatit ovat avain ja siirto-olio arvo?</text:span></text:p>
                    </text:list-item>
                  </text:list>
                </text:list-item>
              </text:list>
            </text:list-item>
            <text:list-item>
              <text:p text:style-name="P3">kustakin mahdollisesta siirrosta generoidaan pelitilannetaulukko</text:p>
              <text:list>
                <text:list-item>
                  <text:p text:style-name="P3">tässä ehkä voisi olla yleiskäyttöinen siirrosta pelitilannetaulukoksi -metodi, <text:span text:style-name="T3">joka luottaa siihen, että siirron oikeellisuus on tarkistettu</text:span>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// Node on nykyinen pelitilanne <text:span text:style-name="T3">kaksiulotteisena taulukkona</text:span></text:p>
      <text:p text:style-name="P6"><text:span text:style-name="T2">function</text:span> minimax(node, depth, maximizingPlayer)</text:p>
      <text:p text:style-name="Preformatted_20_Text"><text:s text:c="4"/><text:span text:style-name="T2">if</text:span> depth = 0 <text:span text:style-name="T2">or</text:span> node is a terminal node</text:p>
      <text:p text:style-name="Preformatted_20_Text"><text:s text:c="8"/><text:span text:style-name="T2">return</text:span> the heuristic value of node</text:p>
      <text:p text:style-name="P7"><text:span text:style-name="T4">// tässä generoidaan pelitilannetaulukosta sitä seuraavat mahdolliset</text:span></text:p>
      <text:p text:style-name="P7">// <text:span text:style-name="T1">pelitilannetaulukot, kts. yllä</text:span></text:p>
      <text:p text:style-name="Preformatted_20_Text"><text:s text:c="4"/><text:span text:style-name="T2">if</text:span> maximizingPlayer</text:p>
      <text:p text:style-name="Preformatted_20_Text"><text:s text:c="8"/>bestValue := -∞<text:tab/></text:p>
      <text:p text:style-name="Preformatted_20_Text"><text:s text:c="8"/><text:span text:style-name="T2">for each</text:span> child of node</text:p>
      <text:p text:style-name="Preformatted_20_Text"><text:s text:c="12"/>val := minimax(child, depth - 1, FALSE)</text:p>
      <text:p text:style-name="Preformatted_20_Text"><text:s text:c="12"/>bestValue := max(bestValue, val)</text:p>
      <text:p text:style-name="Preformatted_20_Text"><text:s text:c="8"/><text:span text:style-name="T2">return</text:span> bestValue</text:p>
      <text:p text:style-name="Preformatted_20_Text"><text:s text:c="4"/><text:span text:style-name="T2">else</text:span></text:p>
      <text:p text:style-name="Preformatted_20_Text"><text:s text:c="8"/>bestValue := +∞</text:p>
      <text:p text:style-name="Preformatted_20_Text"><text:s text:c="8"/><text:span text:style-name="T2">for each</text:span> child of node</text:p>
      <text:p text:style-name="Preformatted_20_Text"><text:s text:c="12"/>val := minimax(child, depth - 1, TRUE)</text:p>
      <text:p text:style-name="Preformatted_20_Text"><text:s text:c="12"/>bestValue := min(bestValue, val)</text:p>
      <text:p text:style-name="P8"><text:s text:c="8"/><text:span text:style-name="T2">return</text:span> bestVal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ukka Paukkunen</meta:initial-creator>
    <meta:creation-date>2015-08-02T17:38:11.193728027</meta:creation-date>
    <dc:date>2015-08-02T18:06:19.150929882</dc:date>
    <dc:creator>Tuukka Paukkunen</dc:creator>
    <meta:editing-duration>PT12M6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32" meta:word-count="202" meta:character-count="1590" meta:non-whitespace-character-count="1315"/>
  </office:meta>
</office:document-meta>
</file>